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4E00000064261B52497B4BAF79.gif" manifest:media-type="image/gif"/>
  <manifest:file-entry manifest:full-path="Pictures/10000200000001220000006498D2C4B2F7619A1F.gif" manifest:media-type="image/gif"/>
  <manifest:file-entry manifest:full-path="Pictures/100002000000010C00000064A01B3630F858D9CD.gif" manifest:media-type="image/gif"/>
  <manifest:file-entry manifest:full-path="Pictures/100002000000012200000064392CCAFA3FB77066.gif" manifest:media-type="image/gif"/>
  <manifest:file-entry manifest:full-path="Pictures/1000020000000138000000641D7726C173DDBC8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19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7917in" svg:height="1.0417in" draw:z-index="0"><draw:image xlink:href="Pictures/100002000000010C00000064A01B3630F858D9CD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3.25in" svg:height="1.0417in" draw:z-index="2"><draw:image xlink:href="Pictures/1000020000000138000000641D7726C173DDBC8A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3.0209in" svg:height="1.0417in" draw:z-index="3"><draw:image xlink:href="Pictures/10000200000001220000006498D2C4B2F7619A1F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3.0209in" svg:height="1.0417in" draw:z-index="1"><draw:image xlink:href="Pictures/100002000000012200000064392CCAFA3FB77066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3.4791in" svg:height="1.0417in" draw:z-index="4"><draw:image xlink:href="Pictures/100002000000014E00000064261B52497B4BAF79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3:15:49.621469066</meta:creation-date>
    <meta:print-date>2017-09-15T23:28:58.358583239</meta:print-date>
    <dc:date>2017-09-15T23:33:53.677299480</dc:date>
    <meta:editing-duration>PT7M43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